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stroke="none" svg:stroke-color="#000000" draw:fill="solid" draw:fill-color="#ccffff" fo:min-height="1.25cm"/>
    </style:style>
    <style:style style:name="gr3" style:family="graphic" style:parent-style-name="standard">
      <style:graphic-properties draw:stroke="none" svg:stroke-color="#000000" draw:fill="solid" draw:fill-color="#ff8080" fo:min-height="4.25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indent="0cm" style:text-autospace="none"/>
      <style:text-properties fo:color="#3333ff" fo:font-family="Arial" fo:font-size="20pt" fo:language="en" fo:country="US" style:font-family-asian="宋体" style:font-size-asian="32pt" style:language-asian="zh" style:country-asian="CN"/>
    </style:style>
    <style:style style:name="P2" style:family="paragraph">
      <style:paragraph-properties fo:margin-left="0cm" fo:margin-right="0cm" fo:text-indent="0cm"/>
      <style:text-properties fo:font-size="20pt"/>
    </style:style>
    <style:style style:name="P3" style:family="paragraph">
      <style:paragraph-properties fo:margin-left="0cm" fo:margin-right="0cm" fo:text-indent="0cm"/>
      <style:text-properties fo:font-family="楷体_GB2312" style:font-family-generic="modern" style:font-pitch="fixed" fo:font-size="20pt" style:font-family-asian="楷体_GB2312" style:font-family-generic-asian="modern" style:font-pitch-asian="fixed" style:font-size-asian="20pt"/>
    </style:style>
    <style:style style:name="P4" style:family="paragraph">
      <style:paragraph-properties fo:margin-left="0cm" fo:margin-right="0cm" fo:text-indent="0cm"/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楷体_GB2312" style:font-family-generic="modern" style:font-pitch="fixed" fo:font-size="20pt" style:font-family-asian="楷体_GB2312" style:font-family-generic-asian="modern" style:font-pitch-asian="fixed" style:font-size-asian="20pt"/>
    </style:style>
    <style:style style:name="P8" style:family="paragraph">
      <style:paragraph-properties fo:text-align="center"/>
      <style:text-properties fo:font-family="楷体_GB2312" style:font-family-generic="modern" style:font-pitch="fixed" fo:font-size="20pt" style:font-family-asian="楷体_GB2312" style:font-family-generic-asian="modern" style:font-pitch-asian="fixed" style:font-size-asian="20pt"/>
    </style:style>
    <style:style style:name="T1" style:family="text">
      <style:text-properties fo:color="#3333ff" style:text-outline="false" style:text-line-through-style="none" fo:font-family="Arial" fo:font-size="20pt" fo:language="en" fo:country="US" fo:font-style="normal" fo:text-shadow="none" style:text-underline-style="none" fo:font-weight="normal" style:font-family-asian="宋体" style:font-size-asian="32pt" style:language-asian="zh" style:country-asian="CN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fo:font-family="Arial" fo:font-size="20pt" fo:language="en" fo:country="US" fo:font-style="normal" fo:text-shadow="none" style:text-underline-style="none" fo:font-weight="normal" style:font-family-asian="宋体" style:font-size-asian="32pt" style:language-asian="zh" style:country-asian="CN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3" style:family="text">
      <style:text-properties fo:color="#ff0000" style:text-outline="false" style:text-line-through-style="none" fo:font-family="Arial" fo:font-size="20pt" fo:language="en" fo:country="US" fo:font-style="normal" fo:text-shadow="none" style:text-underline-style="none" fo:font-weight="normal" style:font-family-asian="宋体" style:font-size-asian="32pt" style:language-asian="zh" style:country-asian="CN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4" style:family="text">
      <style:text-properties fo:font-size="20pt"/>
    </style:style>
    <style:style style:name="T5" style:family="text">
      <style:text-properties fo:font-family="楷体_GB2312" style:font-family-generic="modern" style:font-pitch="fixed" fo:font-size="20pt" style:font-family-asian="楷体_GB2312" style:font-family-generic-asian="modern" style:font-pitch-asian="fixed" style:font-size-asian="20pt"/>
    </style:style>
    <style:style style:name="T6" style:family="text">
      <style:text-properties fo:font-family="楷体_GB2312" style:font-family-generic="modern" style:font-pitch="fixed" style:font-family-asian="楷体_GB2312" style:font-family-generic-asian="modern" style:font-pitch-asian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1" draw:layer="layout" svg:width="18cm" svg:height="1.5cm" svg:x="0.881cm" svg:y="0.519cm">
          <draw:text-box>
            <text:p text:style-name="P1"><text:span text:style-name="T1">void <text:s/>( * </text:span><text:span text:style-name="T2">signal</text:span><text:span text:style-name="T1"> </text:span><text:span text:style-name="T3">( int <text:s/>signo , void ( * func ) <text:s/>( int ) )</text:span><text:span text:style-name="T1"> ) ( int )</text:span></text:p>
          </draw:text-box>
        </draw:frame>
        <draw:frame draw:style-name="gr2" draw:text-style-name="P2" draw:layer="layout" svg:width="5.5cm" svg:height="1.5cm" svg:x="0.881cm" svg:y="6.019cm">
          <draw:text-box>
            <text:p text:style-name="P2"><text:span text:style-name="T4">void ( ... ) ( int )</text:span></text:p>
          </draw:text-box>
        </draw:frame>
        <draw:frame draw:style-name="gr2" draw:text-style-name="P2" draw:layer="layout" svg:width="9cm" svg:height="1.5cm" svg:x="9.881cm" svg:y="6.019cm">
          <draw:text-box>
            <text:p text:style-name="P2"><text:span text:style-name="T4"><text:s/></text:span><text:span text:style-name="T4">( int signo , void ( * func ))</text:span></text:p>
          </draw:text-box>
        </draw:frame>
        <draw:frame draw:style-name="gr3" draw:text-style-name="P2" draw:layer="layout" svg:width="11.5cm" svg:height="4.5cm" svg:x="7.881cm" svg:y="9.419cm">
          <draw:text-box>
            <text:p text:style-name="P2"><text:span text:style-name="T5">另一种形式：</text:span></text:p>
            <text:p text:style-name="P2"><text:span text:style-name="T4"/></text:p>
            <text:p text:style-name="P2"><text:span text:style-name="T4">typedef <text:s text:c="2"/>void <text:s text:c="3"/>( * sigfunc ) ( int ) ;</text:span></text:p>
            <text:p text:style-name="P2"><text:span text:style-name="T4"><text:s/></text:span></text:p>
            <text:p text:style-name="P2"><text:span text:style-name="T4">sigfunc <text:s text:c="2"/>signal <text:s/>( int, <text:s text:c="2"/>sigfunc ) ; <text:s/></text:span></text:p>
          </draw:text-box>
        </draw:frame>
        <draw:frame draw:style-name="gr4" draw:text-style-name="P3" draw:id="id3" draw:layer="layout" svg:width="3cm" svg:height="1.1cm" svg:x="2.131cm" svg:y="4.919cm">
          <draw:text-box>
            <text:p text:style-name="P3"><text:span text:style-name="T5">返回值</text:span></text:p>
          </draw:text-box>
        </draw:frame>
        <draw:frame draw:style-name="gr4" draw:text-style-name="P4" draw:id="id4" draw:layer="layout" svg:width="2cm" svg:height="1.1cm" svg:x="12.381cm" svg:y="4.919cm">
          <draw:text-box>
            <text:p text:style-name="P4"><text:span text:style-name="T6">参数</text:span></text:p>
          </draw:text-box>
        </draw:frame>
        <draw:frame draw:style-name="gr5" draw:text-style-name="P5" draw:id="id2" draw:layer="layout" svg:width="2.5cm" svg:height="1cm" svg:x="8.631cm" svg:y="2.519cm">
          <draw:text-box>
            <text:p text:style-name="P5">signal</text:p>
          </draw:text-box>
        </draw:frame>
        <draw:connector draw:style-name="gr6" draw:text-style-name="P6" draw:layer="layout" draw:type="line" svg:x1="9.881cm" svg:y1="2.019cm" svg:x2="9.881cm" svg:y2="2.519cm" draw:start-shape="id1" draw:start-glue-point="2" draw:end-shape="id2" draw:end-glue-point="0">
          <text:p text:style-name="P5"/>
        </draw:connector>
        <draw:connector draw:style-name="gr6" draw:text-style-name="P6" draw:layer="layout" draw:type="line" svg:x1="9.881cm" svg:y1="3.519cm" svg:x2="3.631cm" svg:y2="4.919cm" draw:start-shape="id2" draw:start-glue-point="2" draw:end-shape="id3" draw:end-glue-point="0">
          <text:p text:style-name="P5"/>
        </draw:connector>
        <draw:connector draw:style-name="gr6" draw:text-style-name="P6" draw:layer="layout" draw:type="line" svg:x1="9.881cm" svg:y1="3.519cm" svg:x2="13.381cm" svg:y2="4.919cm" draw:start-shape="id2" draw:start-glue-point="2" draw:end-shape="id4" draw:end-glue-point="0">
          <text:p text:style-name="P5"/>
        </draw:connector>
        <draw:custom-shape draw:style-name="gr7" draw:text-style-name="P8" draw:layer="layout" svg:width="5cm" svg:height="2cm" svg:x="0.881cm" svg:y="10.919cm">
          <text:p text:style-name="P7"><text:span text:style-name="T5">复杂指针详解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cc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0cm" fo:page-height="1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7-12-02T21:29:20</meta:creation-date>
    <dc:date>2007-12-16T22:23:56</dc:date>
    <dc:language>en-US</dc:language>
    <meta:editing-cycles>13</meta:editing-cycles>
    <meta:editing-duration>PT2H50M35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